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85628114025703</text:p>
          </table:table-cell>
          <table:table-cell office:value-type="string" calcext:value-type="string">
            <text:p>2019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73028" calcext:value-type="float">
            <text:p>36.673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628114025703</text:p>
          </table:table-cell>
          <table:table-cell office:value-type="string" calcext:value-type="string">
            <text:p>2019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777814285714" calcext:value-type="float">
            <text:p>36.67778142857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628114025703</text:p>
          </table:table-cell>
          <table:table-cell office:value-type="string" calcext:value-type="string">
            <text:p>2019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884810322581" calcext:value-type="float">
            <text:p>36.68848103225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628114025703</text:p>
          </table:table-cell>
          <table:table-cell office:value-type="string" calcext:value-type="string">
            <text:p>2018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950686451613" calcext:value-type="float">
            <text:p>36.695068645161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628114025703</text:p>
          </table:table-cell>
          <table:table-cell office:value-type="string" calcext:value-type="string">
            <text:p>2018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925352" calcext:value-type="float">
            <text:p>36.6925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628114025703</text:p>
          </table:table-cell>
          <table:table-cell office:value-type="string" calcext:value-type="string">
            <text:p>2018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869078709677" calcext:value-type="float">
            <text:p>36.686907870967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628114025703</text:p>
          </table:table-cell>
          <table:table-cell office:value-type="string" calcext:value-type="string">
            <text:p>2018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748568" calcext:value-type="float">
            <text:p>36.6748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628114025703</text:p>
          </table:table-cell>
          <table:table-cell office:value-type="string" calcext:value-type="string">
            <text:p>2018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557396129032" calcext:value-type="float">
            <text:p>36.655739612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628114025703</text:p>
          </table:table-cell>
          <table:table-cell office:value-type="string" calcext:value-type="string">
            <text:p>2018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178049032258" calcext:value-type="float">
            <text:p>36.31780490322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628114025703</text:p>
          </table:table-cell>
          <table:table-cell office:value-type="string" calcext:value-type="string">
            <text:p>2018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101616" calcext:value-type="float">
            <text:p>37.3101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628114025703</text:p>
          </table:table-cell>
          <table:table-cell office:value-type="string" calcext:value-type="string">
            <text:p>2018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084049032258" calcext:value-type="float">
            <text:p>37.30840490322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628114025703</text:p>
          </table:table-cell>
          <table:table-cell office:value-type="string" calcext:value-type="string">
            <text:p>2018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082312" calcext:value-type="float">
            <text:p>37.308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628114025703</text:p>
          </table:table-cell>
          <table:table-cell office:value-type="string" calcext:value-type="string">
            <text:p>2018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173522580645" calcext:value-type="float">
            <text:p>37.31735225806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628114025703</text:p>
          </table:table-cell>
          <table:table-cell office:value-type="string" calcext:value-type="string">
            <text:p>2018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283117142857" calcext:value-type="float">
            <text:p>37.328311714285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628114025703</text:p>
          </table:table-cell>
          <table:table-cell office:value-type="string" calcext:value-type="string">
            <text:p>2018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439976774194" calcext:value-type="float">
            <text:p>37.34399767741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628114025703</text:p>
          </table:table-cell>
          <table:table-cell office:value-type="string" calcext:value-type="string">
            <text:p>2017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59336" calcext:value-type="float">
            <text:p>37.35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628114025703</text:p>
          </table:table-cell>
          <table:table-cell office:value-type="string" calcext:value-type="string">
            <text:p>2017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579136" calcext:value-type="float">
            <text:p>37.357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628114025703</text:p>
          </table:table-cell>
          <table:table-cell office:value-type="string" calcext:value-type="string">
            <text:p>2017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513718709678" calcext:value-type="float">
            <text:p>37.35137187096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628114025703</text:p>
          </table:table-cell>
          <table:table-cell office:value-type="string" calcext:value-type="string">
            <text:p>2017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453793684211" calcext:value-type="float">
            <text:p>37.345379368421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628114025703</text:p>
          </table:table-cell>
          <table:table-cell office:value-type="string" calcext:value-type="string">
            <text:p>2017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4816" calcext:value-type="float">
            <text:p>37.3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628114025703</text:p>
          </table:table-cell>
          <table:table-cell office:value-type="string" calcext:value-type="string">
            <text:p>2017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647437419355" calcext:value-type="float">
            <text:p>37.36474374193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628114025703</text:p>
          </table:table-cell>
          <table:table-cell office:value-type="string" calcext:value-type="string">
            <text:p>2017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911368" calcext:value-type="float">
            <text:p>37.3911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628114025703</text:p>
          </table:table-cell>
          <table:table-cell office:value-type="string" calcext:value-type="string">
            <text:p>2017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117419354839" calcext:value-type="float">
            <text:p>37.411741935483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628114025703</text:p>
          </table:table-cell>
          <table:table-cell office:value-type="string" calcext:value-type="string">
            <text:p>2017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315736" calcext:value-type="float">
            <text:p>37.431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628114025703</text:p>
          </table:table-cell>
          <table:table-cell office:value-type="string" calcext:value-type="string">
            <text:p>2017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5992" calcext:value-type="float">
            <text:p>37.45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628114025703</text:p>
          </table:table-cell>
          <table:table-cell office:value-type="string" calcext:value-type="string">
            <text:p>2017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685197142857" calcext:value-type="float">
            <text:p>37.468519714285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628114025703</text:p>
          </table:table-cell>
          <table:table-cell office:value-type="string" calcext:value-type="string">
            <text:p>2017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56872" calcext:value-type="float">
            <text:p>37.456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628114025703</text:p>
          </table:table-cell>
          <table:table-cell office:value-type="string" calcext:value-type="string">
            <text:p>2016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49399483871" calcext:value-type="float">
            <text:p>37.4493994838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628114025703</text:p>
          </table:table-cell>
          <table:table-cell office:value-type="string" calcext:value-type="string">
            <text:p>2016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4468" calcext:value-type="float">
            <text:p>37.444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628114025703</text:p>
          </table:table-cell>
          <table:table-cell office:value-type="string" calcext:value-type="string">
            <text:p>2016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371091612903" calcext:value-type="float">
            <text:p>37.437109161290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628114025703</text:p>
          </table:table-cell>
          <table:table-cell office:value-type="string" calcext:value-type="string">
            <text:p>2016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210072" calcext:value-type="float">
            <text:p>37.4210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628114025703</text:p>
          </table:table-cell>
          <table:table-cell office:value-type="string" calcext:value-type="string">
            <text:p>2016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051543225807" calcext:value-type="float">
            <text:p>37.405154322580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628114025703</text:p>
          </table:table-cell>
          <table:table-cell office:value-type="string" calcext:value-type="string">
            <text:p>2016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06432516129" calcext:value-type="float">
            <text:p>37.4064325161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628114025703</text:p>
          </table:table-cell>
          <table:table-cell office:value-type="string" calcext:value-type="string">
            <text:p>2016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12676" calcext:value-type="float">
            <text:p>37.412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628114025703</text:p>
          </table:table-cell>
          <table:table-cell office:value-type="string" calcext:value-type="string">
            <text:p>2016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173463225806" calcext:value-type="float">
            <text:p>37.41734632258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628114025703</text:p>
          </table:table-cell>
          <table:table-cell office:value-type="string" calcext:value-type="string">
            <text:p>2016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896888" calcext:value-type="float">
            <text:p>37.489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628114025703</text:p>
          </table:table-cell>
          <table:table-cell office:value-type="string" calcext:value-type="string">
            <text:p>2016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11736" calcext:value-type="float">
            <text:p>37.511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628114025703</text:p>
          </table:table-cell>
          <table:table-cell office:value-type="string" calcext:value-type="string">
            <text:p>2016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321260689655" calcext:value-type="float">
            <text:p>37.53212606896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628114025703</text:p>
          </table:table-cell>
          <table:table-cell office:value-type="string" calcext:value-type="string">
            <text:p>2016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542113548387" calcext:value-type="float">
            <text:p>37.554211354838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628114025703</text:p>
          </table:table-cell>
          <table:table-cell office:value-type="string" calcext:value-type="string">
            <text:p>2015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747607741935" calcext:value-type="float">
            <text:p>37.574760774193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628114025703</text:p>
          </table:table-cell>
          <table:table-cell office:value-type="string" calcext:value-type="string">
            <text:p>2015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587008" calcext:value-type="float">
            <text:p>37.458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628114025703</text:p>
          </table:table-cell>
          <table:table-cell office:value-type="string" calcext:value-type="string">
            <text:p>2015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709321290323" calcext:value-type="float">
            <text:p>37.470932129032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628114025703</text:p>
          </table:table-cell>
          <table:table-cell office:value-type="string" calcext:value-type="string">
            <text:p>2015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711976" calcext:value-type="float">
            <text:p>37.471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628114025703</text:p>
          </table:table-cell>
          <table:table-cell office:value-type="string" calcext:value-type="string">
            <text:p>2015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659176774194" calcext:value-type="float">
            <text:p>37.46591767741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628114025703</text:p>
          </table:table-cell>
          <table:table-cell office:value-type="string" calcext:value-type="string">
            <text:p>2015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625747096774" calcext:value-type="float">
            <text:p>37.46257470967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628114025703</text:p>
          </table:table-cell>
          <table:table-cell office:value-type="string" calcext:value-type="string">
            <text:p>2015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835928" calcext:value-type="float">
            <text:p>37.483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628114025703</text:p>
          </table:table-cell>
          <table:table-cell office:value-type="string" calcext:value-type="string">
            <text:p>2015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88728516129" calcext:value-type="float">
            <text:p>37.4887285161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628114025703</text:p>
          </table:table-cell>
          <table:table-cell office:value-type="string" calcext:value-type="string">
            <text:p>2015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95988" calcext:value-type="float">
            <text:p>37.495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628114025703</text:p>
          </table:table-cell>
          <table:table-cell office:value-type="string" calcext:value-type="string">
            <text:p>2015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130141935484" calcext:value-type="float">
            <text:p>37.5130141935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628114025703</text:p>
          </table:table-cell>
          <table:table-cell office:value-type="string" calcext:value-type="string">
            <text:p>2015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520131428571" calcext:value-type="float">
            <text:p>37.55201314285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628114025703</text:p>
          </table:table-cell>
          <table:table-cell office:value-type="string" calcext:value-type="string">
            <text:p>2015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65223483871" calcext:value-type="float">
            <text:p>37.5652234838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628114025703</text:p>
          </table:table-cell>
          <table:table-cell office:value-type="string" calcext:value-type="string">
            <text:p>2014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754490322581" calcext:value-type="float">
            <text:p>37.57544903225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628114025703</text:p>
          </table:table-cell>
          <table:table-cell office:value-type="string" calcext:value-type="string">
            <text:p>2014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733056" calcext:value-type="float">
            <text:p>37.5733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628114025703</text:p>
          </table:table-cell>
          <table:table-cell office:value-type="string" calcext:value-type="string">
            <text:p>2014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86264516129" calcext:value-type="float">
            <text:p>37.5862645161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628114025703</text:p>
          </table:table-cell>
          <table:table-cell office:value-type="string" calcext:value-type="string">
            <text:p>2014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802144" calcext:value-type="float">
            <text:p>37.580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628114025703</text:p>
          </table:table-cell>
          <table:table-cell office:value-type="string" calcext:value-type="string">
            <text:p>2014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624704516129" calcext:value-type="float">
            <text:p>37.56247045161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628114025703</text:p>
          </table:table-cell>
          <table:table-cell office:value-type="string" calcext:value-type="string">
            <text:p>2014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630603870968" calcext:value-type="float">
            <text:p>37.563060387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628114025703</text:p>
          </table:table-cell>
          <table:table-cell office:value-type="string" calcext:value-type="string">
            <text:p>2014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679208" calcext:value-type="float">
            <text:p>37.5679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628114025703</text:p>
          </table:table-cell>
          <table:table-cell office:value-type="string" calcext:value-type="string">
            <text:p>2014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937370322581" calcext:value-type="float">
            <text:p>37.59373703225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628114025703</text:p>
          </table:table-cell>
          <table:table-cell office:value-type="string" calcext:value-type="string">
            <text:p>2014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035824" calcext:value-type="float">
            <text:p>37.603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628114025703</text:p>
          </table:table-cell>
          <table:table-cell office:value-type="string" calcext:value-type="string">
            <text:p>201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145814193548" calcext:value-type="float">
            <text:p>37.6145814193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628114025703</text:p>
          </table:table-cell>
          <table:table-cell office:value-type="string" calcext:value-type="string">
            <text:p>2014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75744" calcext:value-type="float">
            <text:p>37.575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628114025703</text:p>
          </table:table-cell>
          <table:table-cell office:value-type="string" calcext:value-type="string">
            <text:p>2014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973749677419" calcext:value-type="float">
            <text:p>37.597374967741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628114025703</text:p>
          </table:table-cell>
          <table:table-cell office:value-type="string" calcext:value-type="string">
            <text:p>2013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307063225806" calcext:value-type="float">
            <text:p>37.63070632258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628114025703</text:p>
          </table:table-cell>
          <table:table-cell office:value-type="string" calcext:value-type="string">
            <text:p>2013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906536" calcext:value-type="float">
            <text:p>37.6906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628114025703</text:p>
          </table:table-cell>
          <table:table-cell office:value-type="string" calcext:value-type="string">
            <text:p>2013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077912258065" calcext:value-type="float">
            <text:p>37.707791225806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628114025703</text:p>
          </table:table-cell>
          <table:table-cell office:value-type="string" calcext:value-type="string">
            <text:p>2013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10364" calcext:value-type="float">
            <text:p>37.710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628114025703</text:p>
          </table:table-cell>
          <table:table-cell office:value-type="string" calcext:value-type="string">
            <text:p>2013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030717419355" calcext:value-type="float">
            <text:p>37.70307174193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628114025703</text:p>
          </table:table-cell>
          <table:table-cell office:value-type="string" calcext:value-type="string">
            <text:p>2013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053331612903" calcext:value-type="float">
            <text:p>37.705333161290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628114025703</text:p>
          </table:table-cell>
          <table:table-cell office:value-type="string" calcext:value-type="string">
            <text:p>2013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329192" calcext:value-type="float">
            <text:p>37.732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628114025703</text:p>
          </table:table-cell>
          <table:table-cell office:value-type="string" calcext:value-type="string">
            <text:p>2013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679646451613" calcext:value-type="float">
            <text:p>37.767964645161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628114025703</text:p>
          </table:table-cell>
          <table:table-cell office:value-type="string" calcext:value-type="string">
            <text:p>2013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004832" calcext:value-type="float">
            <text:p>37.8004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628114025703</text:p>
          </table:table-cell>
          <table:table-cell office:value-type="string" calcext:value-type="string">
            <text:p>2013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420015483871" calcext:value-type="float">
            <text:p>37.84200154838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628114025703</text:p>
          </table:table-cell>
          <table:table-cell office:value-type="string" calcext:value-type="string">
            <text:p>2013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966548571429" calcext:value-type="float">
            <text:p>37.89665485714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628114025703</text:p>
          </table:table-cell>
          <table:table-cell office:value-type="string" calcext:value-type="string">
            <text:p>2013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308851612903" calcext:value-type="float">
            <text:p>37.930885161290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628114025703</text:p>
          </table:table-cell>
          <table:table-cell office:value-type="string" calcext:value-type="string">
            <text:p>2012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562523870968" calcext:value-type="float">
            <text:p>37.956252387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628114025703</text:p>
          </table:table-cell>
          <table:table-cell office:value-type="string" calcext:value-type="string">
            <text:p>2012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609096" calcext:value-type="float">
            <text:p>37.960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628114025703</text:p>
          </table:table-cell>
          <table:table-cell office:value-type="string" calcext:value-type="string">
            <text:p>2012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018740645161" calcext:value-type="float">
            <text:p>38.001874064516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628114025703</text:p>
          </table:table-cell>
          <table:table-cell office:value-type="string" calcext:value-type="string">
            <text:p>2012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367032" calcext:value-type="float">
            <text:p>38.036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628114025703</text:p>
          </table:table-cell>
          <table:table-cell office:value-type="string" calcext:value-type="string">
            <text:p>2012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666686451613" calcext:value-type="float">
            <text:p>38.066668645161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628114025703</text:p>
          </table:table-cell>
          <table:table-cell office:value-type="string" calcext:value-type="string">
            <text:p>2012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007865806452" calcext:value-type="float">
            <text:p>38.1007865806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628114025703</text:p>
          </table:table-cell>
          <table:table-cell office:value-type="string" calcext:value-type="string">
            <text:p>2012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585216" calcext:value-type="float">
            <text:p>38.158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628114025703</text:p>
          </table:table-cell>
          <table:table-cell office:value-type="string" calcext:value-type="string">
            <text:p>2012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395197419355" calcext:value-type="float">
            <text:p>38.23951974193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628114025703</text:p>
          </table:table-cell>
          <table:table-cell office:value-type="string" calcext:value-type="string">
            <text:p>2012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593848" calcext:value-type="float">
            <text:p>38.3593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628114025703</text:p>
          </table:table-cell>
          <table:table-cell office:value-type="string" calcext:value-type="string">
            <text:p>2012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073504516129" calcext:value-type="float">
            <text:p>38.50735045161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628114025703</text:p>
          </table:table-cell>
          <table:table-cell office:value-type="string" calcext:value-type="string">
            <text:p>2012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655616551724" calcext:value-type="float">
            <text:p>38.6655616551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628114025703</text:p>
          </table:table-cell>
          <table:table-cell office:value-type="string" calcext:value-type="string">
            <text:p>2012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35944516129" calcext:value-type="float">
            <text:p>38.8359445161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628114025703</text:p>
          </table:table-cell>
          <table:table-cell office:value-type="string" calcext:value-type="string">
            <text:p>2011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103687741935" calcext:value-type="float">
            <text:p>39.010368774193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628114025703</text:p>
          </table:table-cell>
          <table:table-cell office:value-type="string" calcext:value-type="string">
            <text:p>2011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83056" calcext:value-type="float">
            <text:p>39.183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628114025703</text:p>
          </table:table-cell>
          <table:table-cell office:value-type="string" calcext:value-type="string">
            <text:p>2011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252900645161" calcext:value-type="float">
            <text:p>39.425290064516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628114025703</text:p>
          </table:table-cell>
          <table:table-cell office:value-type="string" calcext:value-type="string">
            <text:p>2011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921736" calcext:value-type="float">
            <text:p>39.6921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628114025703</text:p>
          </table:table-cell>
          <table:table-cell office:value-type="string" calcext:value-type="string">
            <text:p>2011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929063225806" calcext:value-type="float">
            <text:p>39.99290632258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628114025703</text:p>
          </table:table-cell>
          <table:table-cell office:value-type="string" calcext:value-type="string">
            <text:p>2011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092100645161" calcext:value-type="float">
            <text:p>40.309210064516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628114025703</text:p>
          </table:table-cell>
          <table:table-cell office:value-type="string" calcext:value-type="string">
            <text:p>2011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721312" calcext:value-type="float">
            <text:p>40.572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628114025703</text:p>
          </table:table-cell>
          <table:table-cell office:value-type="string" calcext:value-type="string">
            <text:p>2011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996430967742" calcext:value-type="float">
            <text:p>40.79964309677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628114025703</text:p>
          </table:table-cell>
          <table:table-cell office:value-type="string" calcext:value-type="string">
            <text:p>2011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775912" calcext:value-type="float">
            <text:p>41.0775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628114025703</text:p>
          </table:table-cell>
          <table:table-cell office:value-type="string" calcext:value-type="string">
            <text:p>2011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891852903226" calcext:value-type="float">
            <text:p>41.38918529032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628114025703</text:p>
          </table:table-cell>
          <table:table-cell office:value-type="string" calcext:value-type="string">
            <text:p>2011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775208571429" calcext:value-type="float">
            <text:p>41.77752085714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628114025703</text:p>
          </table:table-cell>
          <table:table-cell office:value-type="string" calcext:value-type="string">
            <text:p>2011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735122580645" calcext:value-type="float">
            <text:p>37.07351225806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628114025703</text:p>
          </table:table-cell>
          <table:table-cell office:value-type="string" calcext:value-type="string">
            <text:p>2010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554141935484" calcext:value-type="float">
            <text:p>33.8554141935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628114025703</text:p>
          </table:table-cell>
          <table:table-cell office:value-type="string" calcext:value-type="string">
            <text:p>2010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07628" calcext:value-type="float">
            <text:p>34.107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628114025703</text:p>
          </table:table-cell>
          <table:table-cell office:value-type="string" calcext:value-type="string">
            <text:p>2010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602082580645" calcext:value-type="float">
            <text:p>34.26020825806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628114025703</text:p>
          </table:table-cell>
          <table:table-cell office:value-type="string" calcext:value-type="string">
            <text:p>2010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532447058824" calcext:value-type="float">
            <text:p>34.253244705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628114025703</text:p>
          </table:table-cell>
          <table:table-cell office:value-type="string" calcext:value-type="string">
            <text:p>2010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907517142857" calcext:value-type="float">
            <text:p>33.990751714285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628114025703</text:p>
          </table:table-cell>
          <table:table-cell office:value-type="string" calcext:value-type="string">
            <text:p>2010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349334193548" calcext:value-type="float">
            <text:p>34.3349334193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628114025703</text:p>
          </table:table-cell>
          <table:table-cell office:value-type="string" calcext:value-type="string">
            <text:p>2010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894416" calcext:value-type="float">
            <text:p>34.0894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628114025703</text:p>
          </table:table-cell>
          <table:table-cell office:value-type="string" calcext:value-type="string">
            <text:p>2010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381390967742" calcext:value-type="float">
            <text:p>33.33813909677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628114025703</text:p>
          </table:table-cell>
          <table:table-cell office:value-type="string" calcext:value-type="string">
            <text:p>2010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260952" calcext:value-type="float">
            <text:p>33.4260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628114025703</text:p>
          </table:table-cell>
          <table:table-cell office:value-type="string" calcext:value-type="string">
            <text:p>2010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807992258065" calcext:value-type="float">
            <text:p>33.580799225806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628114025703</text:p>
          </table:table-cell>
          <table:table-cell office:value-type="string" calcext:value-type="string">
            <text:p>2010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960062857143" calcext:value-type="float">
            <text:p>33.79600628571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628114025703</text:p>
          </table:table-cell>
          <table:table-cell office:value-type="string" calcext:value-type="string">
            <text:p>2010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380975483871" calcext:value-type="float">
            <text:p>34.03809754838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628114025703</text:p>
          </table:table-cell>
          <table:table-cell office:value-type="string" calcext:value-type="string">
            <text:p>2009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663966451613" calcext:value-type="float">
            <text:p>34.366396645161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628114025703</text:p>
          </table:table-cell>
          <table:table-cell office:value-type="string" calcext:value-type="string">
            <text:p>2009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4626" calcext:value-type="float">
            <text:p>34.846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628114025703</text:p>
          </table:table-cell>
          <table:table-cell office:value-type="string" calcext:value-type="string">
            <text:p>2009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014265806452" calcext:value-type="float">
            <text:p>35.6014265806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628114025703</text:p>
          </table:table-cell>
          <table:table-cell office:value-type="string" calcext:value-type="string">
            <text:p>2009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803925714286" calcext:value-type="float">
            <text:p>35.58039257142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628114025703</text:p>
          </table:table-cell>
          <table:table-cell office:value-type="string" calcext:value-type="string">
            <text:p>2009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055171612903" calcext:value-type="float">
            <text:p>34.605517161290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628114025703</text:p>
          </table:table-cell>
          <table:table-cell office:value-type="string" calcext:value-type="string">
            <text:p>2009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107223225807" calcext:value-type="float">
            <text:p>34.710722322580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628114025703</text:p>
          </table:table-cell>
          <table:table-cell office:value-type="string" calcext:value-type="string">
            <text:p>2009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671896" calcext:value-type="float">
            <text:p>34.867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628114025703</text:p>
          </table:table-cell>
          <table:table-cell office:value-type="string" calcext:value-type="string">
            <text:p>2009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164309677419" calcext:value-type="float">
            <text:p>34.616430967741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628114025703</text:p>
          </table:table-cell>
          <table:table-cell office:value-type="string" calcext:value-type="string">
            <text:p>2009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152976" calcext:value-type="float">
            <text:p>34.715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628114025703</text:p>
          </table:table-cell>
          <table:table-cell office:value-type="string" calcext:value-type="string">
            <text:p>2009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626188387097" calcext:value-type="float">
            <text:p>35.062618838709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628114025703</text:p>
          </table:table-cell>
          <table:table-cell office:value-type="string" calcext:value-type="string">
            <text:p>2009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894682105263" calcext:value-type="float">
            <text:p>35.489468210526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628114025703</text:p>
          </table:table-cell>
          <table:table-cell office:value-type="string" calcext:value-type="string">
            <text:p>2008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68408" calcext:value-type="float">
            <text:p>35.26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628114025703</text:p>
          </table:table-cell>
          <table:table-cell office:value-type="string" calcext:value-type="string">
            <text:p>2008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437184" calcext:value-type="float">
            <text:p>35.6437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628114025703</text:p>
          </table:table-cell>
          <table:table-cell office:value-type="string" calcext:value-type="string">
            <text:p>2008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515295483871" calcext:value-type="float">
            <text:p>36.35152954838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628114025703</text:p>
          </table:table-cell>
          <table:table-cell office:value-type="string" calcext:value-type="string">
            <text:p>2008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11584" calcext:value-type="float">
            <text:p>37.31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628114025703</text:p>
          </table:table-cell>
          <table:table-cell office:value-type="string" calcext:value-type="string">
            <text:p>2008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139736774194" calcext:value-type="float">
            <text:p>37.91397367741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628114025703</text:p>
          </table:table-cell>
          <table:table-cell office:value-type="string" calcext:value-type="string">
            <text:p>2008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827019354839" calcext:value-type="float">
            <text:p>41.282701935483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628114025703</text:p>
          </table:table-cell>
          <table:table-cell office:value-type="string" calcext:value-type="string">
            <text:p>2008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590992" calcext:value-type="float">
            <text:p>41.4590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628114025703</text:p>
          </table:table-cell>
          <table:table-cell office:value-type="string" calcext:value-type="string">
            <text:p>2008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378990967742" calcext:value-type="float">
            <text:p>39.03789909677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628114025703</text:p>
          </table:table-cell>
          <table:table-cell office:value-type="string" calcext:value-type="string">
            <text:p>2008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862056" calcext:value-type="float">
            <text:p>39.1862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628114025703</text:p>
          </table:table-cell>
          <table:table-cell office:value-type="string" calcext:value-type="string">
            <text:p>2008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543011612903" calcext:value-type="float">
            <text:p>39.354301161290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628114025703</text:p>
          </table:table-cell>
          <table:table-cell office:value-type="string" calcext:value-type="string">
            <text:p>2008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117495172414" calcext:value-type="float">
            <text:p>39.51174951724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628114025703</text:p>
          </table:table-cell>
          <table:table-cell office:value-type="string" calcext:value-type="string">
            <text:p>2008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904660645161" calcext:value-type="float">
            <text:p>39.690466064516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628114025703</text:p>
          </table:table-cell>
          <table:table-cell office:value-type="string" calcext:value-type="string">
            <text:p>2007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743292903226" calcext:value-type="float">
            <text:p>39.87432929032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628114025703</text:p>
          </table:table-cell>
          <table:table-cell office:value-type="string" calcext:value-type="string">
            <text:p>2007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373088" calcext:value-type="float">
            <text:p>40.037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628114025703</text:p>
          </table:table-cell>
          <table:table-cell office:value-type="string" calcext:value-type="string">
            <text:p>2007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154053333333" calcext:value-type="float">
            <text:p>40.115405333333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43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721" meta:object-count="0"/>
    <meta:user-defined meta:name="AppVersion">3.0</meta:user-defined>
  </office:meta>
</office:document-meta>
</file>